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803" officeooo:paragraph-rsid="000bf803"/>
    </style:style>
    <style:style style:name="P2" style:family="paragraph" style:parent-style-name="Standard">
      <style:text-properties officeooo:rsid="000d389c" officeooo:paragraph-rsid="000d389c"/>
    </style:style>
    <style:style style:name="T1" style:family="text">
      <style:text-properties officeooo:rsid="000d38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rk Ork:</text:p>
      <text:p text:style-name="P1">Academic Master</text:p>
      <text:p text:style-name="P1">Pseudocode</text:p>
      <text:p text:style-name="P1"/>
      <text:p text:style-name="P1">Dork Ork and Wolfy are the same class</text:p>
      <text:p text:style-name="P1"/>
      <text:p text:style-name="P1">Character</text:p>
      <text:p text:style-name="P1"><text:tab/>Knowledge</text:p>
      <text:p text:style-name="P1"><text:tab/>Mood</text:p>
      <text:p text:style-name="P1"><text:tab/>Energy</text:p>
      <text:p text:style-name="P1"><text:tab/></text:p>
      <text:p text:style-name="P1"><text:tab/>Items</text:p>
      <text:p text:style-name="P1"><text:tab/><text:tab/>Energy drink</text:p>
      <text:p text:style-name="P1"><text:tab/><text:tab/>Candy</text:p>
      <text:p text:style-name="P1"><text:tab/><text:tab/>etc?</text:p>
      <text:p text:style-name="P1"><text:tab/><text:span text:style-name="T1">HasCrammed - boolean</text:span></text:p>
      <text:p text:style-name="P1"/>
      <text:p text:style-name="P1"><text:tab/>Study() - <text:span text:style-name="T1">Increase knowledge, decrease energy</text:span></text:p>
      <text:p text:style-name="P1"><text:tab/>Cram() - <text:span text:style-name="T1">Increase knowledge for a short time, sudden decrease after a day</text:span></text:p>
      <text:p text:style-name="P1"><text:tab/>Eat() - <text:span text:style-name="T1">Increase energy</text:span></text:p>
      <text:p text:style-name="P1"><text:tab/>Play() - <text:span text:style-name="T1">Increase mood, decrease energy</text:span></text:p>
      <text:p text:style-name="P1"><text:tab/>Sleep() - <text:span text:style-name="T1">Restores stats</text:span></text:p>
      <text:p text:style-name="P1"/>
      <text:p text:style-name="P2"/>
      <text:p text:style-name="P2">Global variables</text:p>
      <text:p text:style-name="P2"><text:tab/>Time – day or night?</text:p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0:20:13.737457101</meta:creation-date>
    <dc:date>2020-05-04T10:33:21.907398136</dc:date>
    <meta:editing-duration>PT13M7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1" meta:word-count="64" meta:character-count="403" meta:non-whitespace-character-count="340"/>
  </office:meta>
</office:document-meta>
</file>